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9:50:37.1770741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2.1$Linux_X86_64 LibreOffice_project/480$Build-1</meta:generator>
    <dc:date>2025-07-09T20:33:52.003037181</dc:date>
    <meta:editing-duration>P5DT4H42M26S</meta:editing-duration>
    <meta:editing-cycles>753</meta:editing-cycles>
    <meta:document-statistic meta:table-count="10" meta:cell-count="1825" meta:object-count="0"/>
  </office:meta>
</office:document-meta>
</file>